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4pt" officeooo:rsid="0012bd5b" officeooo:paragraph-rsid="001a454b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0pt" officeooo:rsid="0025df3b" officeooo:paragraph-rsid="0025df3b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4pt" officeooo:rsid="0012bd5b" officeooo:paragraph-rsid="001a454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officeooo:paragraph-rsid="001cf140"/>
    </style:style>
    <style:style style:name="T1" style:family="text">
      <style:text-properties officeooo:rsid="0014a0c8"/>
    </style:style>
    <style:style style:name="T2" style:family="text">
      <style:text-properties officeooo:rsid="0017fb8b"/>
    </style:style>
    <style:style style:name="T3" style:family="text">
      <style:text-properties officeooo:rsid="001f3b84"/>
    </style:style>
    <style:style style:name="T4" style:family="text">
      <style:text-properties fo:font-size="14pt" officeooo:rsid="001cf140" style:font-size-asian="14pt" style:font-size-complex="14pt"/>
    </style:style>
    <style:style style:name="T5" style:family="text">
      <style:text-properties fo:font-size="14pt" officeooo:rsid="00234ae8" style:font-size-asian="14pt" style:font-size-complex="14pt"/>
    </style:style>
    <style:style style:name="T6" style:family="text">
      <style:text-properties fo:font-size="14pt" officeooo:rsid="0012bd5b" style:font-size-asian="14pt" style:font-size-complex="14pt"/>
    </style:style>
    <style:style style:name="T7" style:family="text">
      <style:text-properties officeooo:rsid="0023c9c3"/>
    </style:style>
    <style:style style:name="T8" style:family="text">
      <style:text-properties officeooo:rsid="00256482"/>
    </style:style>
    <style:style style:name="T9" style:family="text">
      <style:text-properties officeooo:rsid="0025df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6">Phần mềm soạn nhạc: Lilypond 2.22, Frescobaldi 3.0</text:span></text:p>
      <text:p text:style-name="P2">Phần mềm khác: LibreOffice <text:span text:style-name="T3">7</text:span>, <text:span text:style-name="T2">Ubuntu 20</text:span>, <text:span text:style-name="T1">pdflatex 3, </text:span><text:span text:style-name="T7">qpdf </text:span><text:span text:style-name="T8">9</text:span></text:p>
      <text:p text:style-name="P2"><text:span text:style-name="T9">Ảnh bìa: </text:span>https://publicdomainvectors.org/download.php?file=harp.svg</text:p>
      <text:p text:style-name="P5"><text:span text:style-name="T4">Phông chữ: </text:span><text:span text:style-name="T5">Deja Vu Serif Condensed, </text:span><text:span text:style-name="T4">Liberation Serif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09-12T14:52:54.396000000</dc:date>
    <meta:editing-duration>PT8H32M40S</meta:editing-duration>
    <meta:editing-cycles>28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4" meta:word-count="30" meta:character-count="228" meta:non-whitespace-character-count="202"/>
  </office:meta>
</office:document-meta>
</file>